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none" loext:fill-use-slide-background="false" draw:opacity="100%" draw:textarea-horizontal-align="justify" draw:textarea-vertical-align="bottom" draw:auto-grow-height="false" fo:min-height="0.458cm" fo:min-width="0.208cm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bottom" draw:auto-grow-height="false" fo:min-height="0.278cm" fo:min-width="0.501cm" style:writing-mode="lr-tb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loext:fill-use-slide-background="false" draw:textarea-horizontal-align="justify" draw:textarea-vertical-align="middle" draw:auto-grow-height="false" fo:min-height="0.751cm" fo:min-width="1.084cm" style:writing-mode="lr-tb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6" draw:marker-end-width="0.2cm" draw:fill="none" draw:textarea-vertical-align="middle"/>
    </style:style>
    <style:style style:name="gr7" style:family="graphic" style:parent-style-name="objectwithoutfill">
      <style:graphic-properties draw:marker-end="Arrowheads_20_7" draw:marker-end-width="0.2cm" draw:fill="none" draw:textarea-vertical-align="middle"/>
    </style:style>
    <style:style style:name="gr8" style:family="graphic" style:parent-style-name="objectwithoutfill">
      <style:graphic-properties draw:marker-end="Arrowheads_20_8" draw:marker-end-width="0.2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2cm" draw:fill="none" draw:textarea-vertical-align="middle"/>
      <style:paragraph-properties style:writing-mode="lr-tb"/>
    </style:style>
    <style:style style:name="gr10" style:family="graphic">
      <style:graphic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458cm" fo:min-width="0.208cm" fo:wrap-option="wrap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2cm" draw:fill="none" draw:textarea-vertical-align="middle"/>
    </style:style>
    <style:style style:name="gr16" style:family="graphic" style:parent-style-name="objectwithoutfill">
      <style:graphic-properties draw:marker-end="Arrowheads_20_12" draw:marker-end-width="0.2cm" draw:fill="none" draw:textarea-vertical-align="middle"/>
    </style:style>
    <style:style style:name="gr17" style:family="graphic" style:parent-style-name="objectwithoutfill">
      <style:graphic-properties draw:marker-end="Arrowheads_20_14" draw:marker-end-width="0.2cm" draw:fill="none" draw:textarea-vertical-align="middle"/>
    </style:style>
    <style:style style:name="gr18" style:family="graphic" style:parent-style-name="objectwithoutfill">
      <style:graphic-properties draw:marker-end="Arrowheads_20_15" draw:marker-end-width="0.2cm" draw:fill="none" draw:textarea-vertical-align="middle"/>
    </style:style>
    <style:style style:name="gr19" style:family="graphic" style:parent-style-name="objectwithoutfill">
      <style:graphic-properties draw:marker-end="Arrowheads_20_17" draw:marker-end-width="0.2cm" draw:fill="none" draw:textarea-vertical-align="middle"/>
    </style:style>
    <style:style style:name="gr20" style:family="graphic" style:parent-style-name="objectwithoutfill">
      <style:graphic-properties draw:marker-start="Arrowheads_20_21" draw:marker-end="" draw:marker-end-width="0.2cm" draw:fill="none" draw:textarea-vertical-align="middle"/>
    </style:style>
    <style:style style:name="gr21" style:family="graphic" style:parent-style-name="objectwithoutfill">
      <style:graphic-properties draw:marker-end="Arrowheads_20_19" draw:marker-end-width="0.2cm" draw:fill="none" draw:textarea-vertical-align="middle"/>
    </style:style>
    <style:style style:name="gr22" style:family="graphic" style:parent-style-name="standard" style:list-style-name="L1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23" style:family="graphic" style:parent-style-name="objectwithoutfill">
      <style:graphic-properties draw:marker-end="Arrowheads_20_20" draw:marker-end-width="0.2cm" draw:fill="none" draw:textarea-vertical-align="middle"/>
    </style:style>
    <style:style style:name="P1" style:family="paragraph">
      <style:paragraph-properties fo:text-align="center"/>
      <style:text-properties fo:font-size="10pt" fo:letter-spacing="-0.06cm" style:font-size-asian="10pt" style:font-size-complex="10pt"/>
    </style:style>
    <style:style style:name="P2" style:family="paragraph">
      <loext:graphic-properties draw:fill="none" draw:opacity="100%"/>
      <style:paragraph-properties fo:text-align="center" style:writing-mode="lr-tb"/>
      <style:text-properties fo:font-size="10pt" fo:letter-spacing="-0.06cm" style:font-size-asian="10pt" style:font-size-complex="10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 draw:fill-color="#729fcf"/>
      <style:paragraph-properties fo:text-align="center" style:writing-mode="lr-tb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>
        <style:tab-stops/>
      </style:paragraph-properties>
      <style:text-properties fo:font-size="10pt"/>
    </style:style>
    <style:style style:name="P8" style:family="paragraph">
      <loext:graphic-properties draw:fill="none" draw:fill-color="#000000"/>
      <style:paragraph-properties fo:text-align="center" style:writing-mode="lr-tb">
        <style:tab-stops/>
      </style:paragraph-properties>
      <style:text-properties fo:font-size="10pt"/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0pt" style:font-size-asian="12pt" style:font-size-complex="12pt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0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letter-spacing="-0.06cm" style:font-size-asian="10pt" style:font-size-complex="10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2cm" svg:y="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3" draw:id="id3" draw:layer="layout" svg:width="4cm" svg:height="1cm" svg:x="5cm" svg:y="1cm">
          <text:p text:style-name="P3"><text:span text:style-name="T2">Angular Frontend</text:span><text:span text:style-name="T2"><text:line-break/></text:span><text:span text:style-name="T2">(Amazon S3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cm" svg:height="1cm" svg:x="13cm" svg:y="3cm">
          <text:p text:style-name="P3"><text:span text:style-name="T2">GetFeed</text:span></text:p>
          <text:p text:style-name="P3"><text:span text:style-name="T2">(Lambda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4cm" svg:height="1cm" svg:x="18cm" svg:y="7cm">
          <text:p text:style-name="P3"><text:span text:style-name="T2">PostMessage</text:span></text:p>
          <text:p text:style-name="P3"><text:span text:style-name="T2">(Lambda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4cm" svg:height="1cm" svg:x="23cm" svg:y="11cm">
          <text:p text:style-name="P3"><text:span text:style-name="T2">FeedWriter</text:span></text:p>
          <text:p text:style-name="P3"><text:span text:style-name="T2">(AWS Lambda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cm" svg:height="1cm" svg:x="5cm" svg:y="5cm">
          <draw:glue-point draw:id="4" svg:x="-5cm" svg:y="0cm"/>
          <text:p text:style-name="P3"><text:span text:style-name="T2">API Gatewa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1cm" svg:height="1cm" svg:x="22cm" svg:y="3cm">
          <text:p text:style-name="P5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xml:id="id7" draw:id="id7" draw:layer="layout" svg:width="4cm" svg:height="1cm" svg:x="5cm" svg:y="9cm">
          <text:p text:style-name="P3"><text:span text:style-name="T2">UserSimulator</text:span></text:p>
          <text:p text:style-name="P3"><text:span text:style-name="T2">(Lambda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8" xml:id="id8" draw:id="id8" draw:layer="layout" svg:width="3cm" svg:height="1cm" svg:x="18.5cm" svg:y="11cm">
          <text:p text:style-name="P7"><text:span text:style-name="T4"/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5" draw:text-style-name="P10" draw:layer="layout" svg:width="4cm" svg:height="1cm" svg:x="18cm" svg:y="12cm">
          <text:p text:style-name="P9"><text:span text:style-name="T2">FeedWriterQueue</text:span><text:span text:style-name="T2"><text:line-break/></text:span><text:span text:style-name="T2">(SQS)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3cm" svg:y1="3.5cm" svg:x2="5cm" svg:y2="5.5cm" draw:start-shape="id1" draw:start-glue-point="10" draw:end-shape="id2" draw:end-glue-point="4" svg:d="M3000 3500l2000 2000" svg:viewBox="0 0 2001 2001">
          <text:p/>
        </draw:connector>
        <draw:connector draw:style-name="gr7" draw:text-style-name="P11" draw:layer="layout" draw:type="line" svg:x1="3cm" svg:y1="3.5cm" svg:x2="5cm" svg:y2="1.5cm" draw:start-shape="id1" draw:start-glue-point="10" draw:end-shape="id3" draw:end-glue-point="3" svg:d="M3000 3500l2000-2000" svg:viewBox="0 0 2001 2001">
          <text:p/>
        </draw:connector>
        <draw:connector draw:style-name="gr8" draw:text-style-name="P13" draw:layer="layout" draw:line-skew="-1cm" svg:x1="9cm" svg:y1="5.5cm" svg:x2="13cm" svg:y2="3.5cm" draw:start-shape="id2" draw:start-glue-point="1" draw:end-shape="id4" draw:end-glue-point="3" svg:d="M9000 5500h1000v-2000h3000" svg:viewBox="0 0 4001 2001">
          <text:p text:style-name="P12"><text:span text:style-name="T3">GET /feed</text:span></text:p>
        </draw:connector>
        <draw:connector draw:style-name="gr9" draw:text-style-name="P13" draw:layer="layout" draw:line-skew="-1.25cm" svg:x1="9cm" svg:y1="5.5cm" svg:x2="13.5cm" svg:y2="7.5cm" draw:start-shape="id2" draw:start-glue-point="1" draw:end-shape="id5" draw:end-glue-point="5" svg:d="M9000 5500h1000v2000h3500" svg:viewBox="0 0 4501 2001">
          <text:p text:style-name="P12"><text:span text:style-name="T3">POST /message</text:span></text:p>
        </draw:connector>
        <draw:g draw:style-name="gr10" xml:id="id6" draw:id="id6">
          <draw:glue-point draw:id="4" svg:x="1.25cm" svg:y="-2.5cm"/>
          <draw:g draw:style-name="gr10">
            <draw:custom-shape draw:style-name="gr11" draw:text-style-name="P11" draw:layer="layout" svg:width="1cm" svg:height="1cm" svg:x="2cm" svg:y="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1" draw:layer="layout" svg:x1="2.5cm" svg:y1="9.088cm" svg:x2="2.5cm" svg:y2="9.5cm">
              <text:p/>
            </draw:line>
            <draw:line draw:style-name="gr12" draw:text-style-name="P11" draw:layer="layout" svg:x1="2.674cm" svg:y1="9.302cm" svg:x2="2.5cm" svg:y2="9.5cm">
              <text:p/>
            </draw:line>
          </draw:g>
          <draw:custom-shape draw:style-name="gr13" draw:text-style-name="P10" draw:layer="layout" svg:width="4cm" svg:height="1cm" svg:x="0.5cm" svg:y="10cm">
            <text:p text:style-name="P9"><text:span text:style-name="T2">Cron Rule</text:span><text:span text:style-name="T2"><text:line-break/></text:span><text:span text:style-name="T2">(EventBrid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4" draw:layer="layout" svg:width="4cm" svg:height="1cm" svg:x="20.5cm" svg:y="4cm">
          <text:p text:style-name="P3"><text:span text:style-name="T2">Feed</text:span></text:p>
          <text:p text:style-name="P3"><text:span text:style-name="T2">(DynamoDB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6" xml:id="id12" draw:id="id12" draw:layer="layout" svg:width="1cm" svg:height="1cm" svg:x="24cm" svg:y="7cm">
          <text:p text:style-name="P5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4" draw:layer="layout" svg:width="4cm" svg:height="1cm" svg:x="22.5cm" svg:y="8cm">
          <text:p text:style-name="P3"><text:span text:style-name="T2">Messages</text:span></text:p>
          <text:p text:style-name="P3"><text:span text:style-name="T2">(DynamoDB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1" draw:layer="layout" draw:type="line" svg:x1="3cm" svg:y1="9.5cm" svg:x2="5cm" svg:y2="9.5cm" draw:start-shape="id6" draw:start-glue-point="4" draw:end-shape="id7" draw:end-glue-point="3" svg:d="M3000 9500h2000" svg:viewBox="0 0 2001 1">
          <text:p/>
        </draw:connector>
        <draw:connector draw:style-name="gr16" draw:text-style-name="P11" draw:layer="layout" draw:type="line" svg:x1="9cm" svg:y1="9.5cm" svg:x2="13.5cm" svg:y2="7.5cm" draw:start-shape="id7" draw:start-glue-point="1" draw:end-shape="id5" draw:end-glue-point="5" svg:d="M9000 9500l4500-2000" svg:viewBox="0 0 4501 2001">
          <text:p/>
        </draw:connector>
        <draw:connector draw:style-name="gr17" draw:text-style-name="P11" draw:layer="layout" draw:type="line" svg:x1="21.5cm" svg:y1="11.5cm" svg:x2="23cm" svg:y2="11.5cm" draw:start-shape="id8" draw:start-glue-point="8" draw:end-shape="id9" draw:end-glue-point="3" svg:d="M21500 11500h1500" svg:viewBox="0 0 1501 1">
          <text:p/>
        </draw:connector>
        <draw:connector draw:style-name="gr18" draw:text-style-name="P11" draw:layer="layout" draw:line-skew="0.999cm" svg:x1="27cm" svg:y1="11.5cm" svg:x2="23cm" svg:y2="3.5cm" draw:start-shape="id9" draw:start-glue-point="1" draw:end-shape="id10" draw:end-glue-point="8" svg:d="M27000 11500h1500v-8000h-5500" svg:viewBox="0 0 5501 8001">
          <text:p/>
        </draw:connector>
        <draw:connector draw:style-name="gr19" draw:text-style-name="P11" draw:layer="layout" draw:type="line" svg:x1="22cm" svg:y1="7.5cm" svg:x2="24cm" svg:y2="7.5cm" draw:start-shape="id11" draw:start-glue-point="1" draw:end-shape="id12" draw:end-glue-point="6" svg:d="M22000 7500h2000" svg:viewBox="0 0 2001 1">
          <text:p/>
        </draw:connector>
        <draw:connector draw:style-name="gr20" draw:text-style-name="P11" draw:layer="layout" draw:type="line" svg:x1="22cm" svg:y1="3.5cm" svg:x2="17cm" svg:y2="3.5cm" draw:start-shape="id10" draw:start-glue-point="6" draw:end-shape="id4" draw:end-glue-point="1" svg:d="M22000 3500h-5000" svg:viewBox="0 0 5001 1">
          <text:p/>
        </draw:connector>
        <draw:connector draw:style-name="gr21" draw:text-style-name="P11" draw:layer="layout" draw:type="line" svg:x1="20cm" svg:y1="8cm" svg:x2="20cm" svg:y2="11cm" draw:start-shape="id11" draw:start-glue-point="2" draw:end-shape="id8" draw:end-glue-point="4" svg:d="M20000 8000v3000" svg:viewBox="0 0 1 3001">
          <text:p/>
        </draw:connector>
        <draw:custom-shape draw:style-name="gr4" draw:text-style-name="P8" xml:id="id5" draw:id="id5" draw:layer="layout" svg:width="3cm" svg:height="1cm" svg:x="13.5cm" svg:y="7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2" draw:text-style-name="P10" draw:layer="layout" svg:width="4cm" svg:height="1cm" svg:x="13cm" svg:y="8cm">
          <text:p text:style-name="P9"><text:span text:style-name="T2">PostMessageQueue</text:span><text:span text:style-name="T2"><text:line-break/></text:span><text:span text:style-name="T2">(SQS)</text:span></text:p>
          <draw:enhanced-geometry svg:viewBox="0 0 21600 21600" draw:type="rectangle" draw:enhanced-path="M 0 0 L 21600 0 21600 21600 0 21600 0 0 Z N"/>
        </draw:custom-shape>
        <draw:connector draw:style-name="gr23" draw:text-style-name="P11" draw:layer="layout" draw:type="line" svg:x1="16.5cm" svg:y1="7.5cm" svg:x2="18cm" svg:y2="7.5cm" draw:start-shape="id5" draw:start-glue-point="8" draw:end-shape="id11" draw:end-glue-point="3" svg:d="M16500 7500h1500" svg:viewBox="0 0 15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6:53:41.843729405</meta:creation-date>
    <meta:generator>LibreOffice/7.5.4.2$Linux_X86_64 LibreOffice_project/50$Build-2</meta:generator>
    <dc:date>2023-07-17T18:52:14.053510450</dc:date>
    <meta:editing-duration>PT3H22M56S</meta:editing-duration>
    <meta:editing-cycles>10</meta:editing-cycles>
    <meta:document-statistic meta:object-count="33"/>
  </office:meta>
</office:document-meta>
</file>